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officeooo:paragraph-rsid="00107e4c" style:font-size-asian="9pt" style:font-size-complex="9pt"/>
    </style:style>
    <style:style style:name="P2" style:family="paragraph" style:parent-style-name="Standard">
      <style:text-properties fo:font-size="9pt" officeooo:paragraph-rsid="0010b557" style:font-size-asian="9pt" style:font-size-complex="9pt"/>
    </style:style>
    <style:style style:name="P3" style:family="paragraph" style:parent-style-name="Standard">
      <style:text-properties fo:font-size="9pt" officeooo:paragraph-rsid="00107e4c" style:font-size-asian="9pt" style:font-size-complex="9pt"/>
    </style:style>
    <style:style style:name="T1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officeooo:rsid="00107e4c" fo:background-color="transparent" loext:char-shading-value="0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officeooo:rsid="0010b557" fo:background-color="transparent" loext:char-shading-value="0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bold" officeooo:rsid="0010b557" fo:background-color="transparent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2"><text:text-input text:description="">{{ document.markdown|markdown|safe }}</text:text-input></text:span></text:span></text:p>
      <text:p text:style-name="P2"><text:span text:style-name="Source_20_Text"><text:span text:style-name="T2">rendered </text:span></text:span><text:span text:style-name="Source_20_Text"><text:span text:style-name="T3">at </text:span></text:span><text:span text:style-name="Source_20_Text"><text:span text:style-name="T3"><text:text-input text:description="">{{ document.datetime }}</text:text-input></text:span></text:span><text:span text:style-name="Source_20_Text"><text:span text:style-name="T2"> </text:span></text:span><text:span text:style-name="Source_20_Text"><text:span text:style-name="T3">using </text:span></text:span><text:span text:style-name="Source_20_Text"><text:span text:style-name="T4">seretar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dehilite" style:family="paragraph" style:parent-style-name="Standard" style:master-page-name="">
      <loext:graphic-properties draw:fill="solid" draw:fill-color="#3f3f3f" draw:fill-image-width="0in" draw:fill-image-height="0in"/>
      <style:paragraph-properties fo:margin-left="0in" fo:margin-right="0in" fo:orphans="0" fo:widows="0" fo:text-indent="0in" style:auto-text-indent="false" style:page-number="auto" fo:background-color="#3f3f3f" fo:padding="0.0201in" fo:border="0.06pt solid #3f3f3f" fo:keep-with-next="auto" style:snap-to-layout-grid="false" style:writing-mode="page">
        <style:tab-stops/>
      </style:paragraph-properties>
      <style:text-properties fo:color="#fdce93" fo:text-shadow="none" style:text-blinking="false"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codehilite" style:family="text">
      <style:text-properties style:shadow="none"/>
    </style:style>
    <style:style style:name="hll" style:family="text" style:parent-style-name="codehilite">
      <style:text-properties fo:background-color="#ffffff"/>
    </style:style>
    <style:style style:name="c" style:family="text" style:parent-style-name="codehilite">
      <style:text-properties fo:color="#7f9f7f"/>
    </style:style>
    <style:style style:name="err" style:family="text" style:parent-style-name="codehilite">
      <style:text-properties fo:color="#e37170" fo:background-color="#3d3535"/>
    </style:style>
    <style:style style:name="g" style:family="text" style:parent-style-name="codehilite">
      <style:text-properties fo:color="#7f9f7f"/>
    </style:style>
    <style:style style:name="k" style:family="text" style:parent-style-name="codehilite">
      <style:text-properties fo:color="#f0dfaf"/>
    </style:style>
    <style:style style:name="l" style:family="text" style:parent-style-name="codehilite"/>
    <style:style style:name="n" style:family="text" style:parent-style-name="codehilite">
      <style:text-properties fo:color="#dcdccc"/>
    </style:style>
    <style:style style:name="o" style:family="text" style:parent-style-name="codehilite">
      <style:text-properties fo:color="#f0efd0"/>
    </style:style>
    <style:style style:name="x" style:family="text" style:parent-style-name="codehilite"/>
    <style:style style:name="p" style:family="text" style:parent-style-name="codehilite">
      <style:text-properties fo:color="#41706f"/>
    </style:style>
    <style:style style:name="cm" style:family="text" style:parent-style-name="codehilite">
      <style:text-properties fo:color="#7f9f7f"/>
    </style:style>
    <style:style style:name="cp" style:family="text" style:parent-style-name="codehilite">
      <style:text-properties fo:color="#7f9f7f"/>
    </style:style>
    <style:style style:name="c1" style:family="text" style:parent-style-name="codehilite">
      <style:text-properties fo:color="#7f9f7f"/>
    </style:style>
    <style:style style:name="cs" style:family="text" style:parent-style-name="codehilite">
      <style:text-properties fo:color="#cd0000" fo:font-weight="bold"/>
    </style:style>
    <style:style style:name="gd" style:family="text" style:parent-style-name="codehilite">
      <style:text-properties fo:color="#cd0000"/>
    </style:style>
    <style:style style:name="ge" style:family="text" style:parent-style-name="codehilite">
      <style:text-properties fo:font-style="italic"/>
    </style:style>
    <style:style style:name="gr" style:family="text" style:parent-style-name="codehilite">
      <style:text-properties fo:color="#ff0000"/>
    </style:style>
    <style:style style:name="gh" style:family="text" style:parent-style-name="codehilite">
      <style:text-properties fo:color="#dcdccc" fo:font-weight="bold"/>
    </style:style>
    <style:style style:name="gi" style:family="text" style:parent-style-name="codehilite">
      <style:text-properties fo:color="#00cd00"/>
    </style:style>
    <style:style style:name="go" style:family="text" style:parent-style-name="codehilite">
      <style:text-properties fo:color="#808080"/>
    </style:style>
    <style:style style:name="gp" style:family="text" style:parent-style-name="codehilite">
      <style:text-properties fo:color="#dcdccc" fo:font-weight="bold"/>
    </style:style>
    <style:style style:name="gs" style:family="text" style:parent-style-name="codehilite">
      <style:text-properties fo:font-weight="bold"/>
    </style:style>
    <style:style style:name="gu" style:family="text" style:parent-style-name="codehilite">
      <style:text-properties fo:color="#800080" fo:font-weight="bold"/>
    </style:style>
    <style:style style:name="gt" style:family="text" style:parent-style-name="codehilite">
      <style:text-properties fo:color="#0040d0"/>
    </style:style>
    <style:style style:name="kc" style:family="text" style:parent-style-name="codehilite">
      <style:text-properties fo:color="#dca3a3"/>
    </style:style>
    <style:style style:name="kd" style:family="text" style:parent-style-name="codehilite">
      <style:text-properties fo:color="#ffff86"/>
    </style:style>
    <style:style style:name="kn" style:family="text" style:parent-style-name="codehilite">
      <style:text-properties fo:color="#dfaf8f" fo:font-weight="bold"/>
    </style:style>
    <style:style style:name="kp" style:family="text" style:parent-style-name="codehilite">
      <style:text-properties fo:color="#cdcf99"/>
    </style:style>
    <style:style style:name="kr" style:family="text" style:parent-style-name="codehilite">
      <style:text-properties fo:color="#cdcd00"/>
    </style:style>
    <style:style style:name="kt" style:family="text" style:parent-style-name="codehilite">
      <style:text-properties fo:color="#00cd00"/>
    </style:style>
    <style:style style:name="ld" style:family="text" style:parent-style-name="codehilite">
      <style:text-properties fo:color="#cc9393"/>
    </style:style>
    <style:style style:name="m" style:family="text" style:parent-style-name="codehilite">
      <style:text-properties fo:color="#8cd0d3"/>
    </style:style>
    <style:style style:name="s" style:family="text" style:parent-style-name="codehilite">
      <style:text-properties fo:color="#cc9393"/>
    </style:style>
    <style:style style:name="na" style:family="text" style:parent-style-name="codehilite">
      <style:text-properties fo:color="#9ac39f"/>
    </style:style>
    <style:style style:name="nb" style:family="text" style:parent-style-name="codehilite">
      <style:text-properties fo:color="#efef8f"/>
    </style:style>
    <style:style style:name="nc" style:family="text" style:parent-style-name="codehilite">
      <style:text-properties fo:color="#efef8f"/>
    </style:style>
    <style:style style:name="no" style:family="text" style:parent-style-name="codehilite"/>
    <style:style style:name="nd" style:family="text" style:parent-style-name="codehilite"/>
    <style:style style:name="ni" style:family="text" style:parent-style-name="codehilite">
      <style:text-properties fo:color="#c28182"/>
    </style:style>
    <style:style style:name="ne" style:family="text" style:parent-style-name="codehilite">
      <style:text-properties fo:color="#c3bf9f" fo:font-weight="bold"/>
    </style:style>
    <style:style style:name="nf" style:family="text" style:parent-style-name="codehilite">
      <style:text-properties fo:color="#efef8f"/>
    </style:style>
    <style:style style:name="nl" style:family="text" style:parent-style-name="codehilite"/>
    <style:style style:name="nn" style:family="text" style:parent-style-name="codehilite">
      <style:text-properties fo:color="#8fbede"/>
    </style:style>
    <style:style style:name="nx" style:family="text" style:parent-style-name="codehilite"/>
    <style:style style:name="py" style:family="text" style:parent-style-name="codehilite"/>
    <style:style style:name="nt" style:family="text" style:parent-style-name="codehilite">
      <style:text-properties fo:color="#9ac39f"/>
    </style:style>
    <style:style style:name="nv" style:family="text" style:parent-style-name="codehilite">
      <style:text-properties fo:color="#dcdccc"/>
    </style:style>
    <style:style style:name="ow" style:family="text" style:parent-style-name="codehilite">
      <style:text-properties fo:color="#f0efd0"/>
    </style:style>
    <style:style style:name="w" style:family="text" style:parent-style-name="codehilite"/>
    <style:style style:name="mf" style:family="text" style:parent-style-name="codehilite">
      <style:text-properties fo:color="#8cd0d3"/>
    </style:style>
    <style:style style:name="mh" style:family="text" style:parent-style-name="codehilite">
      <style:text-properties fo:color="#8cd0d3"/>
    </style:style>
    <style:style style:name="mi" style:family="text" style:parent-style-name="codehilite">
      <style:text-properties fo:color="#8cd0d3"/>
    </style:style>
    <style:style style:name="mo" style:family="text" style:parent-style-name="codehilite">
      <style:text-properties fo:color="#8cd0d3"/>
    </style:style>
    <style:style style:name="sb" style:family="text" style:parent-style-name="codehilite">
      <style:text-properties fo:color="#cc9393"/>
    </style:style>
    <style:style style:name="sc" style:family="text" style:parent-style-name="codehilite">
      <style:text-properties fo:color="#cc9393"/>
    </style:style>
    <style:style style:name="sd" style:family="text" style:parent-style-name="codehilite">
      <style:text-properties fo:color="#cc9393"/>
    </style:style>
    <style:style style:name="s2" style:family="text" style:parent-style-name="codehilite">
      <style:text-properties fo:color="#cc9393"/>
    </style:style>
    <style:style style:name="se" style:family="text" style:parent-style-name="codehilite">
      <style:text-properties fo:color="#cc9393"/>
    </style:style>
    <style:style style:name="sh" style:family="text" style:parent-style-name="codehilite">
      <style:text-properties fo:color="#cc9393"/>
    </style:style>
    <style:style style:name="si" style:family="text" style:parent-style-name="codehilite">
      <style:text-properties fo:color="#cc9393"/>
    </style:style>
    <style:style style:name="sx" style:family="text" style:parent-style-name="codehilite">
      <style:text-properties fo:color="#cc9393"/>
    </style:style>
    <style:style style:name="sr" style:family="text" style:parent-style-name="codehilite">
      <style:text-properties fo:color="#cc9393"/>
    </style:style>
    <style:style style:name="s1" style:family="text" style:parent-style-name="codehilite">
      <style:text-properties fo:color="#cc9393"/>
    </style:style>
    <style:style style:name="ss" style:family="text" style:parent-style-name="codehilite">
      <style:text-properties fo:color="#cc9393"/>
    </style:style>
    <style:style style:name="bp" style:family="text" style:parent-style-name="codehilite">
      <style:text-properties fo:color="#efef8f"/>
    </style:style>
    <style:style style:name="vc" style:family="text" style:parent-style-name="codehilite">
      <style:text-properties fo:color="#efef8f"/>
    </style:style>
    <style:style style:name="vg" style:family="text" style:parent-style-name="codehilite">
      <style:text-properties fo:color="#dcdccc"/>
    </style:style>
    <style:style style:name="vi" style:family="text" style:parent-style-name="codehilite">
      <style:text-properties fo:color="#ffffc7"/>
    </style:style>
    <style:style style:name="il" style:family="text" style:parent-style-name="codehilite">
      <style:text-properties fo:color="#8cd0d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6-02-13T21:37:02.255107487</meta:creation-date>
    <dc:date>2016-02-13T21:41:45.209323393</dc:date>
    <meta:editing-duration>PT3M2S</meta:editing-duration>
    <meta:editing-cycles>3</meta:editing-cycles>
    <meta:generator>LibreOffice/4.4.7.2$Linux_X86_64 LibreOffice_project/40m0$Build-2</meta:generator>
    <meta:document-statistic meta:table-count="0" meta:image-count="0" meta:object-count="0" meta:page-count="1" meta:paragraph-count="2" meta:word-count="14" meta:character-count="91" meta:non-whitespace-character-count="83"/>
  </office:meta>
</office:document-meta>
</file>